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0:20:18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51007" calcext:value-type="float">
            <text:p>0.4051007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61014" calcext:value-type="float">
            <text:p>0.1361014</text:p>
          </table:table-cell>
          <table:table-cell office:value-type="float" office:value="10" calcext:value-type="float">
            <text:p>10</text:p>
          </table:table-cell>
          <table:table-cell office:value-type="float" office:value="0.806576609611511" calcext:value-type="float">
            <text:p>0.806576609611511</text:p>
          </table:table-cell>
          <table:table-cell office:value-type="float" office:value="0.237094804644585" calcext:value-type="float">
            <text:p>0.237094804644585</text:p>
          </table:table-cell>
          <table:table-cell office:value-type="float" office:value="0.569481804966927" calcext:value-type="float">
            <text:p>0.569481804966927</text:p>
          </table:table-cell>
          <table:table-cell office:value-type="float" office:value="0.516810749471188" calcext:value-type="float">
            <text:p>0.516810749471188</text:p>
          </table:table-cell>
          <table:table-cell office:value-type="float" office:value="0.192376962200296" calcext:value-type="float">
            <text:p>0.192376962200296</text:p>
          </table:table-cell>
          <table:table-cell office:value-type="float" office:value="0.517488893866539" calcext:value-type="float">
            <text:p>0.517488893866539</text:p>
          </table:table-cell>
          <table:table-cell office:value-type="float" office:value="0.516132605075836" calcext:value-type="float">
            <text:p>0.516132605075836</text:p>
          </table:table-cell>
          <table:table-cell office:value-type="float" office:value="0.00135628879070282" calcext:value-type="float">
            <text:p>0.00135628879070282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0:31</text:p>
          </table:table-cell>
          <table:table-cell office:value-type="float" office:value="-0.0014014" calcext:value-type="float">
            <text:p>-0.0014014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46942" calcext:value-type="float">
            <text:p>0.4046942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98924" calcext:value-type="float">
            <text:p>0.1398924</text:p>
          </table:table-cell>
          <table:table-cell office:value-type="float" office:value="11" calcext:value-type="float">
            <text:p>11</text:p>
          </table:table-cell>
          <table:table-cell office:value-type="float" office:value="1.76310658454895" calcext:value-type="float">
            <text:p>1.76310658454895</text:p>
          </table:table-cell>
          <table:table-cell office:value-type="float" office:value="0.173134803771973" calcext:value-type="float">
            <text:p>0.173134803771973</text:p>
          </table:table-cell>
          <table:table-cell office:value-type="float" office:value="1.58997178077698" calcext:value-type="float">
            <text:p>1.58997178077698</text:p>
          </table:table-cell>
          <table:table-cell office:value-type="float" office:value="0.575235739350319" calcext:value-type="float">
            <text:p>0.575235739350319</text:p>
          </table:table-cell>
          <table:table-cell office:value-type="float" office:value="0.453875170683436" calcext:value-type="float">
            <text:p>0.453875170683436</text:p>
          </table:table-cell>
          <table:table-cell office:value-type="float" office:value="0.357424879074097" calcext:value-type="float">
            <text:p>0.357424879074097</text:p>
          </table:table-cell>
          <table:table-cell office:value-type="float" office:value="0.793046599626541" calcext:value-type="float">
            <text:p>0.793046599626541</text:p>
          </table:table-cell>
          <table:table-cell office:value-type="float" office:value="0.435621720552444" calcext:value-type="float">
            <text:p>0.435621720552444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0:43</text:p>
          </table:table-cell>
          <table:table-cell office:value-type="float" office:value="-0.0018624" calcext:value-type="float">
            <text:p>-0.0018624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2405" calcext:value-type="float">
            <text:p>0.4052405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399853" calcext:value-type="float">
            <text:p>0.1399853</text:p>
          </table:table-cell>
          <table:table-cell office:value-type="float" office:value="11" calcext:value-type="float">
            <text:p>11</text:p>
          </table:table-cell>
          <table:table-cell office:value-type="float" office:value="2.80655670166016" calcext:value-type="float">
            <text:p>2.80655670166016</text:p>
          </table:table-cell>
          <table:table-cell office:value-type="float" office:value="0.102909997105598" calcext:value-type="float">
            <text:p>0.102909997105598</text:p>
          </table:table-cell>
          <table:table-cell office:value-type="float" office:value="2.70364670455456" calcext:value-type="float">
            <text:p>2.70364670455456</text:p>
          </table:table-cell>
          <table:table-cell office:value-type="float" office:value="0.655554754287005" calcext:value-type="float">
            <text:p>0.655554754287005</text:p>
          </table:table-cell>
          <table:table-cell office:value-type="float" office:value="0.794157445020304" calcext:value-type="float">
            <text:p>0.794157445020304</text:p>
          </table:table-cell>
          <table:table-cell office:value-type="float" office:value="0.273456884920597" calcext:value-type="float">
            <text:p>0.273456884920597</text:p>
          </table:table-cell>
          <table:table-cell office:value-type="float" office:value="1.03765262365341" calcext:value-type="float">
            <text:p>1.03765262365341</text:p>
          </table:table-cell>
          <table:table-cell office:value-type="float" office:value="0.764195738732815" calcext:value-type="float">
            <text:p>0.764195738732815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0:56</text:p>
          </table:table-cell>
          <table:table-cell office:value-type="float" office:value="-0.0019327" calcext:value-type="float">
            <text:p>-0.0019327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61979" calcext:value-type="float">
            <text:p>0.4061979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61968" calcext:value-type="float">
            <text:p>0.1361968</text:p>
          </table:table-cell>
          <table:table-cell office:value-type="float" office:value="8" calcext:value-type="float">
            <text:p>8</text:p>
          </table:table-cell>
          <table:table-cell office:value-type="float" office:value="1.42772662639618" calcext:value-type="float">
            <text:p>1.42772662639618</text:p>
          </table:table-cell>
          <table:table-cell office:value-type="float" office:value="-0.0188599992543459" calcext:value-type="float">
            <text:p>-0.0188599992543459</text:p>
          </table:table-cell>
          <table:table-cell office:value-type="float" office:value="1.44658662565053" calcext:value-type="float">
            <text:p>1.44658662565053</text:p>
          </table:table-cell>
          <table:table-cell office:value-type="float" office:value="0.500820746831596" calcext:value-type="float">
            <text:p>0.500820746831596</text:p>
          </table:table-cell>
          <table:table-cell office:value-type="float" office:value="0.461300023028114" calcext:value-type="float">
            <text:p>0.461300023028114</text:p>
          </table:table-cell>
          <table:table-cell office:value-type="float" office:value="0.19572088085115" calcext:value-type="float">
            <text:p>0.19572088085115</text:p>
          </table:table-cell>
          <table:table-cell office:value-type="float" office:value="0.805920612812042" calcext:value-type="float">
            <text:p>0.805920612812042</text:p>
          </table:table-cell>
          <table:table-cell office:value-type="float" office:value="0.610199731960893" calcext:value-type="float">
            <text:p>0.610199731960893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1:09</text:p>
          </table:table-cell>
          <table:table-cell office:value-type="float" office:value="-0.0019696" calcext:value-type="float">
            <text:p>-0.0019696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2186" calcext:value-type="float">
            <text:p>0.4072186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31499" calcext:value-type="float">
            <text:p>0.1331499</text:p>
          </table:table-cell>
          <table:table-cell office:value-type="float" office:value="8" calcext:value-type="float">
            <text:p>8</text:p>
          </table:table-cell>
          <table:table-cell office:value-type="float" office:value="1.09726655483246" calcext:value-type="float">
            <text:p>1.09726655483246</text:p>
          </table:table-cell>
          <table:table-cell office:value-type="float" office:value="-0.047970000654459" calcext:value-type="float">
            <text:p>-0.047970000654459</text:p>
          </table:table-cell>
          <table:table-cell office:value-type="float" office:value="1.14523655548692" calcext:value-type="float">
            <text:p>1.14523655548692</text:p>
          </table:table-cell>
          <table:table-cell office:value-type="float" office:value="0.40393774099648" calcext:value-type="float">
            <text:p>0.40393774099648</text:p>
          </table:table-cell>
          <table:table-cell office:value-type="float" office:value="0.358974326389055" calcext:value-type="float">
            <text:p>0.358974326389055</text:p>
          </table:table-cell>
          <table:table-cell office:value-type="float" office:value="0.162838879972696" calcext:value-type="float">
            <text:p>0.162838879972696</text:p>
          </table:table-cell>
          <table:table-cell office:value-type="float" office:value="0.645036602020264" calcext:value-type="float">
            <text:p>0.645036602020264</text:p>
          </table:table-cell>
          <table:table-cell office:value-type="float" office:value="0.482197722047567" calcext:value-type="float">
            <text:p>0.482197722047567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1:22</text:p>
          </table:table-cell>
          <table:table-cell office:value-type="float" office:value="-0.0020497" calcext:value-type="float">
            <text:p>-0.0020497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1534" calcext:value-type="float">
            <text:p>0.4081534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00609" calcext:value-type="float">
            <text:p>0.1300609</text:p>
          </table:table-cell>
          <table:table-cell office:value-type="float" office:value="6" calcext:value-type="float">
            <text:p>6</text:p>
          </table:table-cell>
          <table:table-cell office:value-type="float" office:value="1.06487655639648" calcext:value-type="float">
            <text:p>1.06487655639648</text:p>
          </table:table-cell>
          <table:table-cell office:value-type="float" office:value="-0.0631399974226952" calcext:value-type="float">
            <text:p>-0.0631399974226952</text:p>
          </table:table-cell>
          <table:table-cell office:value-type="float" office:value="1.12801655381918" calcext:value-type="float">
            <text:p>1.12801655381918</text:p>
          </table:table-cell>
          <table:table-cell office:value-type="float" office:value="0.350514730811119" calcext:value-type="float">
            <text:p>0.350514730811119</text:p>
          </table:table-cell>
          <table:table-cell office:value-type="float" office:value="0.409959371397125" calcext:value-type="float">
            <text:p>0.409959371397125</text:p>
          </table:table-cell>
          <table:table-cell office:value-type="float" office:value="0.123478879779577" calcext:value-type="float">
            <text:p>0.123478879779577</text:p>
          </table:table-cell>
          <table:table-cell office:value-type="float" office:value="0.577550581842661" calcext:value-type="float">
            <text:p>0.577550581842661</text:p>
          </table:table-cell>
          <table:table-cell office:value-type="float" office:value="0.454071702063084" calcext:value-type="float">
            <text:p>0.45407170206308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1:34</text:p>
          </table:table-cell>
          <table:table-cell office:value-type="float" office:value="-0.0022201" calcext:value-type="float">
            <text:p>-0.0022201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89168" calcext:value-type="float">
            <text:p>0.4089168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2824" calcext:value-type="float">
            <text:p>0.1292824</text:p>
          </table:table-cell>
          <table:table-cell office:value-type="float" office:value="5" calcext:value-type="float">
            <text:p>5</text:p>
          </table:table-cell>
          <table:table-cell office:value-type="float" office:value="1.04888665676117" calcext:value-type="float">
            <text:p>1.04888665676117</text:p>
          </table:table-cell>
          <table:table-cell office:value-type="float" office:value="-0.0687733963131905" calcext:value-type="float">
            <text:p>-0.0687733963131905</text:p>
          </table:table-cell>
          <table:table-cell office:value-type="float" office:value="1.11766005307436" calcext:value-type="float">
            <text:p>1.11766005307436</text:p>
          </table:table-cell>
          <table:table-cell office:value-type="float" office:value="0.314803745597601" calcext:value-type="float">
            <text:p>0.314803745597601</text:p>
          </table:table-cell>
          <table:table-cell office:value-type="float" office:value="0.407017518766299" calcext:value-type="float">
            <text:p>0.407017518766299</text:p>
          </table:table-cell>
          <table:table-cell office:value-type="float" office:value="0.103962880373001" calcext:value-type="float">
            <text:p>0.103962880373001</text:p>
          </table:table-cell>
          <table:table-cell office:value-type="float" office:value="0.525644610822201" calcext:value-type="float">
            <text:p>0.525644610822201</text:p>
          </table:table-cell>
          <table:table-cell office:value-type="float" office:value="0.4216817304492" calcext:value-type="float">
            <text:p>0.4216817304492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1:47</text:p>
          </table:table-cell>
          <table:table-cell office:value-type="float" office:value="-0.0022396" calcext:value-type="float">
            <text:p>-0.0022396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485" calcext:value-type="float">
            <text:p>0.4098485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155" calcext:value-type="float">
            <text:p>0.128155</text:p>
          </table:table-cell>
          <table:table-cell office:value-type="float" office:value="5" calcext:value-type="float">
            <text:p>5</text:p>
          </table:table-cell>
          <table:table-cell office:value-type="float" office:value="1.16819655895233" calcext:value-type="float">
            <text:p>1.16819655895233</text:p>
          </table:table-cell>
          <table:table-cell office:value-type="float" office:value="-0.089683398604393" calcext:value-type="float">
            <text:p>-0.089683398604393</text:p>
          </table:table-cell>
          <table:table-cell office:value-type="float" office:value="1.25787995755672" calcext:value-type="float">
            <text:p>1.25787995755672</text:p>
          </table:table-cell>
          <table:table-cell office:value-type="float" office:value="0.274090736173093" calcext:value-type="float">
            <text:p>0.274090736173093</text:p>
          </table:table-cell>
          <table:table-cell office:value-type="float" office:value="0.406412861480057" calcext:value-type="float">
            <text:p>0.406412861480057</text:p>
          </table:table-cell>
          <table:table-cell office:value-type="float" office:value="0.0868248790502548" calcext:value-type="float">
            <text:p>0.0868248790502548</text:p>
          </table:table-cell>
          <table:table-cell office:value-type="float" office:value="0.461356593295932" calcext:value-type="float">
            <text:p>0.461356593295932</text:p>
          </table:table-cell>
          <table:table-cell office:value-type="float" office:value="0.374531714245677" calcext:value-type="float">
            <text:p>0.374531714245677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2:00</text:p>
          </table:table-cell>
          <table:table-cell office:value-type="float" office:value="-0.0024473" calcext:value-type="float">
            <text:p>-0.0024473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6499" calcext:value-type="float">
            <text:p>0.4106499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65817" calcext:value-type="float">
            <text:p>0.1265817</text:p>
          </table:table-cell>
          <table:table-cell office:value-type="float" office:value="4" calcext:value-type="float">
            <text:p>4</text:p>
          </table:table-cell>
          <table:table-cell office:value-type="float" office:value="1.18172657489777" calcext:value-type="float">
            <text:p>1.18172657489777</text:p>
          </table:table-cell>
          <table:table-cell office:value-type="float" office:value="-0.0925533995032311" calcext:value-type="float">
            <text:p>-0.0925533995032311</text:p>
          </table:table-cell>
          <table:table-cell office:value-type="float" office:value="1.274279974401" calcext:value-type="float">
            <text:p>1.274279974401</text:p>
          </table:table-cell>
          <table:table-cell office:value-type="float" office:value="0.217264737095684" calcext:value-type="float">
            <text:p>0.217264737095684</text:p>
          </table:table-cell>
          <table:table-cell office:value-type="float" office:value="0.387776854671203" calcext:value-type="float">
            <text:p>0.387776854671203</text:p>
          </table:table-cell>
          <table:table-cell office:value-type="float" office:value="0.0664068788290024" calcext:value-type="float">
            <text:p>0.0664068788290024</text:p>
          </table:table-cell>
          <table:table-cell office:value-type="float" office:value="0.368122595362365" calcext:value-type="float">
            <text:p>0.368122595362365</text:p>
          </table:table-cell>
          <table:table-cell office:value-type="float" office:value="0.301715716533363" calcext:value-type="float">
            <text:p>0.301715716533363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2:13</text:p>
          </table:table-cell>
          <table:table-cell office:value-type="float" office:value="0.0005855" calcext:value-type="float">
            <text:p>0.0005855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6791" calcext:value-type="float">
            <text:p>0.4046791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59194" calcext:value-type="float">
            <text:p>0.1359194</text:p>
          </table:table-cell>
          <table:table-cell office:value-type="float" office:value="10" calcext:value-type="float">
            <text:p>10</text:p>
          </table:table-cell>
          <table:table-cell office:value-type="float" office:value="0.950084805488586" calcext:value-type="float">
            <text:p>0.950084805488586</text:p>
          </table:table-cell>
          <table:table-cell office:value-type="float" office:value="0.207049995660782" calcext:value-type="float">
            <text:p>0.207049995660782</text:p>
          </table:table-cell>
          <table:table-cell office:value-type="float" office:value="0.743034809827805" calcext:value-type="float">
            <text:p>0.743034809827805</text:p>
          </table:table-cell>
          <table:table-cell office:value-type="float" office:value="0.50438774228096" calcext:value-type="float">
            <text:p>0.50438774228096</text:p>
          </table:table-cell>
          <table:table-cell office:value-type="float" office:value="0.211932324596973" calcext:value-type="float">
            <text:p>0.211932324596973</text:p>
          </table:table-cell>
          <table:table-cell office:value-type="float" office:value="0.599652886390686" calcext:value-type="float">
            <text:p>0.599652886390686</text:p>
          </table:table-cell>
          <table:table-cell office:value-type="float" office:value="0.409122598171234" calcext:value-type="float">
            <text:p>0.409122598171234</text:p>
          </table:table-cell>
          <table:table-cell office:value-type="float" office:value="0.190530288219452" calcext:value-type="float">
            <text:p>0.190530288219452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2:25</text:p>
          </table:table-cell>
          <table:table-cell office:value-type="float" office:value="0.0011786" calcext:value-type="float">
            <text:p>0.0011786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2781" calcext:value-type="float">
            <text:p>0.4042781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2111" calcext:value-type="float">
            <text:p>0.1362111</text:p>
          </table:table-cell>
          <table:table-cell office:value-type="float" office:value="10" calcext:value-type="float">
            <text:p>10</text:p>
          </table:table-cell>
          <table:table-cell office:value-type="float" office:value="1.0890748500824" calcext:value-type="float">
            <text:p>1.0890748500824</text:p>
          </table:table-cell>
          <table:table-cell office:value-type="float" office:value="0.164409995079041" calcext:value-type="float">
            <text:p>0.164409995079041</text:p>
          </table:table-cell>
          <table:table-cell office:value-type="float" office:value="0.924664855003357" calcext:value-type="float">
            <text:p>0.924664855003357</text:p>
          </table:table-cell>
          <table:table-cell office:value-type="float" office:value="0.499590748548508" calcext:value-type="float">
            <text:p>0.499590748548508</text:p>
          </table:table-cell>
          <table:table-cell office:value-type="float" office:value="0.291723879329086" calcext:value-type="float">
            <text:p>0.291723879329086</text:p>
          </table:table-cell>
          <table:table-cell office:value-type="float" office:value="0.689524894952774" calcext:value-type="float">
            <text:p>0.689524894952774</text:p>
          </table:table-cell>
          <table:table-cell office:value-type="float" office:value="0.309656602144241" calcext:value-type="float">
            <text:p>0.309656602144241</text:p>
          </table:table-cell>
          <table:table-cell office:value-type="float" office:value="0.379868292808533" calcext:value-type="float">
            <text:p>0.379868292808533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2:38</text:p>
          </table:table-cell>
          <table:table-cell office:value-type="float" office:value="0.0015392" calcext:value-type="float">
            <text:p>0.0015392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6472" calcext:value-type="float">
            <text:p>0.4036472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68082" calcext:value-type="float">
            <text:p>0.1368082</text:p>
          </table:table-cell>
          <table:table-cell office:value-type="float" office:value="10" calcext:value-type="float">
            <text:p>10</text:p>
          </table:table-cell>
          <table:table-cell office:value-type="float" office:value="1.15497004985809" calcext:value-type="float">
            <text:p>1.15497004985809</text:p>
          </table:table-cell>
          <table:table-cell office:value-type="float" office:value="0.128330007195473" calcext:value-type="float">
            <text:p>0.128330007195473</text:p>
          </table:table-cell>
          <table:table-cell office:value-type="float" office:value="1.02664004266262" calcext:value-type="float">
            <text:p>1.02664004266262</text:p>
          </table:table-cell>
          <table:table-cell office:value-type="float" office:value="0.506888744235039" calcext:value-type="float">
            <text:p>0.506888744235039</text:p>
          </table:table-cell>
          <table:table-cell office:value-type="float" office:value="0.364379025207695" calcext:value-type="float">
            <text:p>0.364379025207695</text:p>
          </table:table-cell>
          <table:table-cell office:value-type="float" office:value="0.7585688829422" calcext:value-type="float">
            <text:p>0.7585688829422</text:p>
          </table:table-cell>
          <table:table-cell office:value-type="float" office:value="0.255208605527878" calcext:value-type="float">
            <text:p>0.255208605527878</text:p>
          </table:table-cell>
          <table:table-cell office:value-type="float" office:value="0.503360277414322" calcext:value-type="float">
            <text:p>0.503360277414322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2:51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1501" calcext:value-type="float">
            <text:p>0.4031501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79422" calcext:value-type="float">
            <text:p>0.1379422</text:p>
          </table:table-cell>
          <table:table-cell office:value-type="float" office:value="9" calcext:value-type="float">
            <text:p>9</text:p>
          </table:table-cell>
          <table:table-cell office:value-type="float" office:value="1.79129004478455" calcext:value-type="float">
            <text:p>1.79129004478455</text:p>
          </table:table-cell>
          <table:table-cell office:value-type="float" office:value="0.0795399993658066" calcext:value-type="float">
            <text:p>0.0795399993658066</text:p>
          </table:table-cell>
          <table:table-cell office:value-type="float" office:value="1.71175004541874" calcext:value-type="float">
            <text:p>1.71175004541874</text:p>
          </table:table-cell>
          <table:table-cell office:value-type="float" office:value="0.536736740171909" calcext:value-type="float">
            <text:p>0.536736740171909</text:p>
          </table:table-cell>
          <table:table-cell office:value-type="float" office:value="0.536211648183816" calcext:value-type="float">
            <text:p>0.536211648183816</text:p>
          </table:table-cell>
          <table:table-cell office:value-type="float" office:value="0.87812488079071" calcext:value-type="float">
            <text:p>0.87812488079071</text:p>
          </table:table-cell>
          <table:table-cell office:value-type="float" office:value="0.195348599553108" calcext:value-type="float">
            <text:p>0.195348599553108</text:p>
          </table:table-cell>
          <table:table-cell office:value-type="float" office:value="0.682776281237602" calcext:value-type="float">
            <text:p>0.682776281237602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3:04</text:p>
          </table:table-cell>
          <table:table-cell office:value-type="float" office:value="0.0023225" calcext:value-type="float">
            <text:p>0.0023225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4212" calcext:value-type="float">
            <text:p>0.4024212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87683" calcext:value-type="float">
            <text:p>0.1387683</text:p>
          </table:table-cell>
          <table:table-cell office:value-type="float" office:value="9" calcext:value-type="float">
            <text:p>9</text:p>
          </table:table-cell>
          <table:table-cell office:value-type="float" office:value="1.43622994422913" calcext:value-type="float">
            <text:p>1.43622994422913</text:p>
          </table:table-cell>
          <table:table-cell office:value-type="float" office:value="-0.0335134007036686" calcext:value-type="float">
            <text:p>-0.0335134007036686</text:p>
          </table:table-cell>
          <table:table-cell office:value-type="float" office:value="1.46974334493279" calcext:value-type="float">
            <text:p>1.46974334493279</text:p>
          </table:table-cell>
          <table:table-cell office:value-type="float" office:value="0.438418739032932" calcext:value-type="float">
            <text:p>0.438418739032932</text:p>
          </table:table-cell>
          <table:table-cell office:value-type="float" office:value="0.468541782421054" calcext:value-type="float">
            <text:p>0.468541782421054</text:p>
          </table:table-cell>
          <table:table-cell office:value-type="float" office:value="0.7575848788023" calcext:value-type="float">
            <text:p>0.7575848788023</text:p>
          </table:table-cell>
          <table:table-cell office:value-type="float" office:value="0.119252599263564" calcext:value-type="float">
            <text:p>0.119252599263564</text:p>
          </table:table-cell>
          <table:table-cell office:value-type="float" office:value="0.638332279538736" calcext:value-type="float">
            <text:p>0.638332279538736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3:16</text:p>
          </table:table-cell>
          <table:table-cell office:value-type="float" office:value="0.0020013" calcext:value-type="float">
            <text:p>0.0020013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1002" calcext:value-type="float">
            <text:p>0.4011002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293986" calcext:value-type="float">
            <text:p>0.1293986</text:p>
          </table:table-cell>
          <table:table-cell office:value-type="float" office:value="6" calcext:value-type="float">
            <text:p>6</text:p>
          </table:table-cell>
          <table:table-cell office:value-type="float" office:value="0.868380010128021" calcext:value-type="float">
            <text:p>0.868380010128021</text:p>
          </table:table-cell>
          <table:table-cell office:value-type="float" office:value="-0.116333402693272" calcext:value-type="float">
            <text:p>-0.116333402693272</text:p>
          </table:table-cell>
          <table:table-cell office:value-type="float" office:value="0.984713412821293" calcext:value-type="float">
            <text:p>0.984713412821293</text:p>
          </table:table-cell>
          <table:table-cell office:value-type="float" office:value="0.235796745494008" calcext:value-type="float">
            <text:p>0.235796745494008</text:p>
          </table:table-cell>
          <table:table-cell office:value-type="float" office:value="0.303136123938693" calcext:value-type="float">
            <text:p>0.303136123938693</text:p>
          </table:table-cell>
          <table:table-cell office:value-type="float" office:value="0.409658887982369" calcext:value-type="float">
            <text:p>0.409658887982369</text:p>
          </table:table-cell>
          <table:table-cell office:value-type="float" office:value="0.0619346030056477" calcext:value-type="float">
            <text:p>0.0619346030056477</text:p>
          </table:table-cell>
          <table:table-cell office:value-type="float" office:value="0.347724284976721" calcext:value-type="float">
            <text:p>0.347724284976721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3:29</text:p>
          </table:table-cell>
          <table:table-cell office:value-type="float" office:value="0.0021484" calcext:value-type="float">
            <text:p>0.0021484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2439" calcext:value-type="float">
            <text:p>0.4002439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1522" calcext:value-type="float">
            <text:p>0.1271522</text:p>
          </table:table-cell>
          <table:table-cell office:value-type="float" office:value="4" calcext:value-type="float">
            <text:p>4</text:p>
          </table:table-cell>
          <table:table-cell office:value-type="float" office:value="0.830659985542297" calcext:value-type="float">
            <text:p>0.830659985542297</text:p>
          </table:table-cell>
          <table:table-cell office:value-type="float" office:value="-0.118793398141861" calcext:value-type="float">
            <text:p>-0.118793398141861</text:p>
          </table:table-cell>
          <table:table-cell office:value-type="float" office:value="0.949453383684158" calcext:value-type="float">
            <text:p>0.949453383684158</text:p>
          </table:table-cell>
          <table:table-cell office:value-type="float" office:value="0.167490738327615" calcext:value-type="float">
            <text:p>0.167490738327615</text:p>
          </table:table-cell>
          <table:table-cell office:value-type="float" office:value="0.273279564075329" calcext:value-type="float">
            <text:p>0.273279564075329</text:p>
          </table:table-cell>
          <table:table-cell office:value-type="float" office:value="0.29453087686561" calcext:value-type="float">
            <text:p>0.29453087686561</text:p>
          </table:table-cell>
          <table:table-cell office:value-type="float" office:value="0.0404505997896194" calcext:value-type="float">
            <text:p>0.0404505997896194</text:p>
          </table:table-cell>
          <table:table-cell office:value-type="float" office:value="0.254080277075991" calcext:value-type="float">
            <text:p>0.254080277075991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23:41</text:p>
          </table:table-cell>
          <table:table-cell office:value-type="float" office:value="0.0017854" calcext:value-type="float">
            <text:p>0.0017854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88824" calcext:value-type="float">
            <text:p>0.3988824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67591" calcext:value-type="float">
            <text:p>0.1267591</text:p>
          </table:table-cell>
          <table:table-cell office:value-type="float" office:value="4" calcext:value-type="float">
            <text:p>4</text:p>
          </table:table-cell>
          <table:table-cell office:value-type="float" office:value="0.530539989471436" calcext:value-type="float">
            <text:p>0.530539989471436</text:p>
          </table:table-cell>
          <table:table-cell office:value-type="float" office:value="-0.120843403041363" calcext:value-type="float">
            <text:p>-0.120843403041363</text:p>
          </table:table-cell>
          <table:table-cell office:value-type="float" office:value="0.651383392512798" calcext:value-type="float">
            <text:p>0.651383392512798</text:p>
          </table:table-cell>
          <table:table-cell office:value-type="float" office:value="0.102505737729371" calcext:value-type="float">
            <text:p>0.102505737729371</text:p>
          </table:table-cell>
          <table:table-cell office:value-type="float" office:value="0.185200195063601" calcext:value-type="float">
            <text:p>0.185200195063601</text:p>
          </table:table-cell>
          <table:table-cell office:value-type="float" office:value="0.173498876392841" calcext:value-type="float">
            <text:p>0.173498876392841</text:p>
          </table:table-cell>
          <table:table-cell office:value-type="float" office:value="0.0315125990658998" calcext:value-type="float">
            <text:p>0.0315125990658998</text:p>
          </table:table-cell>
          <table:table-cell office:value-type="float" office:value="0.141986277326942" calcext:value-type="float">
            <text:p>0.141986277326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7:41.449856938</dc:date>
    <meta:editing-duration>PT52S</meta:editing-duration>
    <meta:editing-cycles>3</meta:editing-cycles>
    <meta:document-statistic meta:table-count="1" meta:cell-count="396" meta:object-count="0"/>
  </office:meta>
</office:document-meta>
</file>